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в электронных таблицах</text:p>
          </table:table-cell>
          <table:table-cell table:style-name="ce2" table:number-columns-repeated="4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математические</text:p>
          </table:table-cell>
          <table:table-cell table:style-name="ce2" table:number-columns-repeated="4"/>
          <table:table-cell table:style-name="ce1" table:number-columns-repeated="11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12"/>
          <table:covered-table-cell table:style-name="ce13"/>
          <table:table-cell table:style-name="ce23" table:formula="of:=INT([.D7]/10)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12"/>
          <table:covered-table-cell table:style-name="ce13"/>
          <table:table-cell table:style-name="ce23" table:formula="of:=MOD([.D7];10)" office:value-type="float" office:value="5" calcext:value-type="float">
            <text:p>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12"/>
          <table:covered-table-cell table:style-name="ce13"/>
          <table:table-cell table:style-name="ce23" table:formula="of:=SUM([.D8]+[.D9])" office:value-type="float" office:value="6" calcext:value-type="float">
            <text:p>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12"/>
          <table:covered-table-cell table:style-name="ce13"/>
          <table:table-cell table:style-name="ce23" table:formula="of:=PRODUCT([.D8]*[.D9])" office:value-type="float" office:value="5" calcext:value-type="float">
            <text:p>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56" calcext:value-type="float">
            <text:p>5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2"/>
          <table:covered-table-cell table:style-name="ce13"/>
          <table:table-cell table:style-name="ce23" table:formula="of:=MOD([.D15];10)*10+ROUNDDOWN([.D15]/10;0)" office:value-type="float" office:value="65" calcext:value-type="float">
            <text:p>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524" calcext:value-type="float">
            <text:p>524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INT([.D20]/100)+MOD([.D20];100)*10" office:value-type="float" office:value="245" calcext:value-type="float">
            <text:p>24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2"/>
          <table:covered-table-cell table:style-name="ce13"/>
          <table:table-cell table:style-name="ce23" office:value-type="float" office:value="784" calcext:value-type="float">
            <text:p>784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MOD([.D25];10)*100+ROUNDDOWN([.D25]/10;0)" office:value-type="float" office:value="478" calcext:value-type="float">
            <text:p>47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12"/>
          <table:covered-table-cell table:style-name="ce13"/>
          <table:table-cell table:style-name="ce23" office:value-type="float" office:value="8754" calcext:value-type="float">
            <text:p>8754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2"/>
          <table:covered-table-cell table:style-name="ce13"/>
          <table:table-cell table:style-name="ce23" table:formula="of:=ROUNDDOWN(MOD([.D30];1000)/100;0)" office:value-type="float" office:value="7" calcext:value-type="float">
            <text:p>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Функции для работы с датой и временем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6. С начала суток прошло n секунд (n - вещественное число). Определить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3" table:number-rows-spanned="1">
            <text:p>Введите число секунд n</text:p>
          </table:table-cell>
          <table:covered-table-cell table:style-name="ce12"/>
          <table:covered-table-cell table:style-name="ce13"/>
          <table:table-cell table:style-name="ce11" office:value-type="float" office:value="5884580" calcext:value-type="float">
            <text:p>588458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2"/>
          <table:covered-table-cell table:style-name="ce13"/>
          <table:table-cell table:style-name="ce11" table:formula="of:=MOD( [.D37];3600)" office:value-type="float" office:value="2180" calcext:value-type="float">
            <text:p>2180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2"/>
          <table:covered-table-cell table:style-name="ce13"/>
          <table:table-cell table:style-name="ce11" table:formula="of:=MOD([.D37];3600)" office:value-type="float" office:value="2180" calcext:value-type="float">
            <text:p>2180</text:p>
          </table:table-cell>
          <table:table-cell table:style-name="ce1"/>
          <table:table-cell table:style-name="ce9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2"/>
          <table:covered-table-cell table:style-name="ce13"/>
          <table:table-cell table:style-name="ce11" table:formula="of:=MOD([.D39];60)" office:value-type="float" office:value="20" calcext:value-type="float">
            <text:p>20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2"/>
          <table:covered-table-cell table:style-name="ce13"/>
          <table:table-cell table:style-name="ce24" table:formula="of:=MOD([.D40];60)" office:value-type="float" office:value="20" calcext:value-type="float">
            <text:p>20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2"/>
          <table:covered-table-cell table:style-name="ce13"/>
          <table:table-cell table:style-name="ce25" table:formula="of:=MOD([.D41];60)" office:value-type="float" office:value="20" calcext:value-type="float">
            <text:p>20</text:p>
          </table:table-cell>
          <table:table-cell table:style-name="ce1"/>
          <table:table-cell table:style-name="ce29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 table:visibility="collapse">
          <table:table-cell table:style-name="ce2" office:value-type="string" calcext:value-type="string">
            <text:p>Задачи на обработку текста</text:p>
          </table:table-cell>
          <table:table-cell table:style-name="ce1" table:number-columns-repeated="15"/>
          <table:table-cell table:number-columns-repeated="1008"/>
        </table:table-row>
        <table:table-row table:style-name="ro1" table:visibility="collapse">
          <table:table-cell table:style-name="ce2"/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ванов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ван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ванович <text:s/>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3"/>
          <table:table-cell table:style-name="ce15" table:formula="of:=CONCATENATE([.C47:.D47];[.C48:.D48];[.C49:.D49])" office:value-type="string" office:string-value="Иванов Иван Иванович  " calcext:value-type="string" table:number-columns-spanned="2" table:number-rows-spanned="1">
            <text:p>Иванов Иван Иванович <text:s/></text:p>
          </table:table-cell>
          <table:covered-table-cell table:style-name="ce13"/>
          <table:table-cell table:style-name="ce15" table:number-columns-spanned="2" table:number-rows-spanned="1"/>
          <table:covered-table-cell table:style-name="ce13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привіт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3"/>
          <table:table-cell table:style-name="ce11" table:formula="of:=LEN([.C53:.D53]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3. В результатирующей ячейке получить слово</text:p>
          </table:table-cell>
          <table:table-cell table:style-name="ce3" table:number-columns-repeated="2"/>
          <table:table-cell table:style-name="ce26" office:value-type="string" calcext:value-type="string">
            <text:p>форма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3"/>
          <table:table-cell table:style-name="ce14" table:formula="of:=SUBSTITUTE([.D56];[.D56]; [.C50:.D50];2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4. В результатирующей ячейке получить слово Комбинат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ика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Комбинат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8" office:value-type="string" calcext:value-type="string">
            <text:p>5. В первой результатирующей ячейке получить слово Информация, во второй - Оператор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Информатор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Операция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3"/>
          <table:table-cell table:style-name="ce16" table:formula="of:=REPLACE(textjoin( ; ;[.C65];[.C66]);8;8;&quot;&quot;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3"/>
          <table:table-cell table:style-name="ce14" table:formula="of:=REPLACE(textjoin( ; ;[.C66];[.C65]);6;10;&quot;&quot;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6. Получить текст, состоящий из фамилии и инициалов в виде Иванов Н.И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Бойчук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<text:s/>Влад 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Геннадиевич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3"/>
          <table:table-cell table:style-name="ce11" table:formula="of:=REPLACE(REPLACE(textjoin( ; ;textjoin( ;6;[.C71];[.C72];[.C73]));9;4; );10;11; )" office:value-type="string" office:string-value="" calcext:value-type="error" table:number-columns-spanned="2" table:number-rows-spanned="1">
            <text:p>#NAME?</text:p>
          </table:table-cell>
          <table:covered-table-cell table:style-name="ce13"/>
          <table:table-cell table:style-name="ce1" table:number-columns-repeated="3"/>
          <table:table-cell table:style-name="ce1" table:formula="of:=REPLACE([.F74];9;4; )">
            <text:p/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Задачи с данными типа дата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3"/>
          <table:table-cell table:style-name="ce17" office:value-type="date" office:date-value="2019-11-22" calcext:value-type="date" table:number-columns-spanned="2" table:number-rows-spanned="1">
            <text:p>11/22/2019</text:p>
          </table:table-cell>
          <table:covered-table-cell table:style-name="ce27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3"/>
          <table:table-cell table:style-name="ce18" table:formula="of:=DAY([.C79])" office:value-type="float" office:value="22" calcext:value-type="float" table:number-columns-spanned="2" table:number-rows-spanned="1">
            <text:p>22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3"/>
          <table:table-cell table:style-name="ce19" table:formula="of:=MONTH([.C79])" office:value-type="float" office:value="11" calcext:value-type="float" table:number-columns-spanned="2" table:number-rows-spanned="1">
            <text:p>11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3"/>
          <table:table-cell table:style-name="ce19" table:formula="of:=YEAR([.C79])" office:value-type="float" office:value="2019" calcext:value-type="float" table:number-columns-spanned="2" table:number-rows-spanned="1">
            <text:p>2019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2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3"/>
          <table:table-cell table:style-name="ce20" office:value-type="date" office:date-value="2013-05-07" calcext:value-type="date" table:number-columns-spanned="2" table:number-rows-spanned="1">
            <text:p>5/7/2013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3"/>
          <table:table-cell table:style-name="ce21" table:formula="of:=WORKDAY([.C85:.D85];100)" office:value-type="date" office:date-value="2013-09-24" calcext:value-type="date" table:number-columns-spanned="2" table:number-rows-spanned="1">
            <text:p>9/24/2013</text:p>
          </table:table-cell>
          <table:covered-table-cell table:style-name="ce13"/>
          <table:table-cell table:style-name="ce1"/>
          <table:table-cell table:style-name="ce30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3.</text:p>
          </table:table-cell>
          <table:table-cell table:style-name="ce3" table:number-columns-repeated="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7" office:value-type="string" calcext:value-type="string" table:number-columns-spanned="2" table:number-rows-spanned="1">
            <text:p>Введите дату рождения</text:p>
          </table:table-cell>
          <table:covered-table-cell table:style-name="ce13"/>
          <table:table-cell table:style-name="ce22" office:value-type="date" office:date-value="2006-05-21" calcext:value-type="date" table:number-columns-spanned="2" table:number-rows-spanned="1">
            <text:p>21/5/2006</text:p>
          </table:table-cell>
          <table:covered-table-cell table:style-name="ce27"/>
          <table:table-cell table:style-name="ce1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3"/>
          <table:table-cell table:style-name="ce18" table:formula="of:=DATEDIF([.C89:.D89];&quot;17.10.2019&quot;;&quot;d&quot;)" office:value-type="string" office:string-value="" calcext:value-type="error" table:number-columns-spanned="2" table:number-rows-spanned="1">
            <text:p>#VALUE!</text:p>
          </table:table-cell>
          <table:covered-table-cell table:style-name="ce13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>
            <text:p>Работа с диапазонами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12"/>
          <table:covered-table-cell table:style-name="ce13"/>
          <table:table-cell table:style-name="ce23" office:value-type="float" office:value="20" calcext:value-type="float">
            <text:p>2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12"/>
          <table:covered-table-cell table:style-name="ce13"/>
          <table:table-cell table:style-name="ce23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12"/>
          <table:covered-table-cell table:style-name="ce13"/>
          <table:table-cell table:style-name="ce23" office:value-type="float" office:value="45" calcext:value-type="float">
            <text:p>4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12"/>
          <table:covered-table-cell table:style-name="ce13"/>
          <table:table-cell table:style-name="ce23" office:value-type="float" office:value="50" calcext:value-type="float">
            <text:p>5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2"/>
          <table:covered-table-cell table:style-name="ce13"/>
          <table:table-cell table:style-name="ce23" office:value-type="float" office:value="10" calcext:value-type="float">
            <text:p>1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2"/>
          <table:covered-table-cell table:style-name="ce13"/>
          <table:table-cell table:style-name="ce23" table:formula="of:=[.D96]+[.D97]+[.D98]" office:value-type="float" office:value="80" calcext:value-type="float">
            <text:p>8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2"/>
          <table:covered-table-cell table:style-name="ce13"/>
          <table:table-cell table:style-name="ce23" table:formula="of:=[.D101]+[.D100]+[.D99]" office:value-type="float" office:value="140" calcext:value-type="float">
            <text:p>14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9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0" office:value-type="string" calcext:value-type="string" table:number-columns-spanned="3" table:number-rows-spanned="1">
            <text:p>Месяц</text:p>
          </table:table-cell>
          <table:covered-table-cell table:style-name="ce12"/>
          <table:covered-table-cell table:style-name="ce13"/>
          <table:table-cell table:style-name="ce28" office:value-type="string" calcext:value-type="string">
            <text:p>Зарплата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style-name="ce12"/>
          <table:covered-table-cell table:style-name="ce13"/>
          <table:table-cell table:style-name="ce23" office:value-type="float" office:value="8900" calcext:value-type="float">
            <text:p>89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style-name="ce12"/>
          <table:covered-table-cell table:style-name="ce13"/>
          <table:table-cell table:style-name="ce23" office:value-type="float" office:value="10000" calcext:value-type="float">
            <text:p>100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style-name="ce12"/>
          <table:covered-table-cell table:style-name="ce13"/>
          <table:table-cell table:style-name="ce23" office:value-type="float" office:value="11500" calcext:value-type="float">
            <text:p>115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style-name="ce12"/>
          <table:covered-table-cell table:style-name="ce13"/>
          <table:table-cell table:style-name="ce23" office:value-type="float" office:value="9765" calcext:value-type="float">
            <text:p>97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style-name="ce12"/>
          <table:covered-table-cell table:style-name="ce13"/>
          <table:table-cell table:style-name="ce23" office:value-type="float" office:value="7537" calcext:value-type="float">
            <text:p>753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style-name="ce12"/>
          <table:covered-table-cell table:style-name="ce13"/>
          <table:table-cell table:style-name="ce23" office:value-type="float" office:value="9865" calcext:value-type="float">
            <text:p>98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style-name="ce12"/>
          <table:covered-table-cell table:style-name="ce13"/>
          <table:table-cell table:style-name="ce23" office:value-type="float" office:value="7896" calcext:value-type="float">
            <text:p>789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style-name="ce12"/>
          <table:covered-table-cell table:style-name="ce13"/>
          <table:table-cell table:style-name="ce23" office:value-type="float" office:value="11578" calcext:value-type="float">
            <text:p>1157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style-name="ce12"/>
          <table:covered-table-cell table:style-name="ce13"/>
          <table:table-cell table:style-name="ce23" office:value-type="float" office:value="10865" calcext:value-type="float">
            <text:p>10865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style-name="ce12"/>
          <table:covered-table-cell table:style-name="ce13"/>
          <table:table-cell table:style-name="ce23" office:value-type="float" office:value="11686" calcext:value-type="float">
            <text:p>1168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style-name="ce12"/>
          <table:covered-table-cell table:style-name="ce13"/>
          <table:table-cell table:style-name="ce23" office:value-type="float" office:value="10647" calcext:value-type="float">
            <text:p>1064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style-name="ce12"/>
          <table:covered-table-cell table:style-name="ce13"/>
          <table:table-cell table:style-name="ce23" office:value-type="float" office:value="11576" calcext:value-type="float">
            <text:p>11576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11" table:number-columns-spanned="3" table:number-rows-spanned="1"/>
          <table:covered-table-cell table:style-name="ce12"/>
          <table:covered-table-cell table:style-name="ce13"/>
          <table:table-cell table:style-name="ce25"/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style-name="ce12"/>
          <table:covered-table-cell table:style-name="ce13"/>
          <table:table-cell table:style-name="ce23" table:formula="of:=[.D107]+[.D108]+[.D109]" office:value-type="float" office:value="30400" calcext:value-type="float">
            <text:p>30400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style-name="ce12"/>
          <table:covered-table-cell table:style-name="ce13"/>
          <table:table-cell table:style-name="ce23" table:formula="of:=[.D110]+[.D111]+[.D112]" office:value-type="float" office:value="27167" calcext:value-type="float">
            <text:p>2716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style-name="ce12"/>
          <table:covered-table-cell table:style-name="ce13"/>
          <table:table-cell table:style-name="ce23" table:formula="of:=[.D120]+[.D121]" office:value-type="float" office:value="57567" calcext:value-type="float">
            <text:p>57567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style-name="ce12"/>
          <table:covered-table-cell table:style-name="ce13"/>
          <table:table-cell table:style-name="ce23" table:formula="of:=[.D113]+[.D114]+[.D115]" office:value-type="float" office:value="30339" calcext:value-type="float">
            <text:p>30339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style-name="ce12"/>
          <table:covered-table-cell table:style-name="ce13"/>
          <table:table-cell table:style-name="ce23" table:formula="of:=[.D116]+[.D117]+[.D118]" office:value-type="float" office:value="33909" calcext:value-type="float">
            <text:p>33909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style-name="ce12"/>
          <table:covered-table-cell table:style-name="ce13"/>
          <table:table-cell table:style-name="ce23" table:formula="of:=[.D123]+[.D124]" office:value-type="float" office:value="64248" calcext:value-type="float">
            <text:p>64248</text:p>
          </table:table-cell>
          <table:table-cell table:style-name="ce1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style-name="ce12"/>
          <table:covered-table-cell table:style-name="ce13"/>
          <table:table-cell table:style-name="ce23" table:formula="of:=[.D122]+[.D125]" office:value-type="float" office:value="121815" calcext:value-type="float">
            <text:p>121815</text:p>
          </table:table-cell>
          <table:table-cell table:style-name="ce1" table:number-columns-repeated="12"/>
          <table:table-cell table:number-columns-repeated="1008"/>
        </table:table-row>
        <table:table-row table:style-name="ro1" table:number-rows-repeated="87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0"/>
    <meta:generator>LibreOfficeDev/6.0.5.2$Linux_X86_64 LibreOffice_project/</meta:generator>
  </office:meta>
</office:document-meta>
</file>